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istory of Computers</text:p>
      <text:p text:style-name="Text_20_body">A <text:span text:style-name="T1">computer</text:span> is a <text:a xlink:type="simple" xlink:href="https://en.wikipedia.org/wiki/Machine" text:style-name="Internet_20_link" text:visited-style-name="Visited_20_Internet_20_Link">machine</text:a> that can be programmed to <text:a xlink:type="simple" xlink:href="https://en.wikipedia.org/wiki/Execution_(computing)" text:style-name="Internet_20_link" text:visited-style-name="Visited_20_Internet_20_Link">carry out</text:a> sequences of <text:a xlink:type="simple" xlink:href="https://en.wikipedia.org/wiki/Arithmetic" text:style-name="Internet_20_link" text:visited-style-name="Visited_20_Internet_20_Link">arithmetic</text:a> or <text:a xlink:type="simple" xlink:href="https://en.wikipedia.org/wiki/Logical_operations" text:style-name="Internet_20_link" text:visited-style-name="Visited_20_Internet_20_Link">logical operations</text:a> (<text:a xlink:type="simple" xlink:href="https://en.wikipedia.org/wiki/Computation" text:style-name="Internet_20_link" text:visited-style-name="Visited_20_Internet_20_Link">computation</text:a>) automatically. Modern <text:a xlink:type="simple" xlink:href="https://en.wikipedia.org/wiki/Digital_electronic" text:style-name="Internet_20_link" text:visited-style-name="Visited_20_Internet_20_Link">digital electronic</text:a> computers can perform generic sets of operations known as <text:a xlink:type="simple" xlink:href="https://en.wikipedia.org/wiki/Computer_program" text:style-name="Internet_20_link" text:visited-style-name="Visited_20_Internet_20_Link">programs</text:a>. These programs enable computers to perform a wide range of tasks. A <text:span text:style-name="T1">computer system</text:span> is a nominally complete computer that includes the <text:a xlink:type="simple" xlink:href="https://en.wikipedia.org/wiki/Computer_hardware" text:style-name="Internet_20_link" text:visited-style-name="Visited_20_Internet_20_Link">hardware</text:a>, <text:a xlink:type="simple" xlink:href="https://en.wikipedia.org/wiki/Operating_system" text:style-name="Internet_20_link" text:visited-style-name="Visited_20_Internet_20_Link">operating system</text:a> (main <text:a xlink:type="simple" xlink:href="https://en.wikipedia.org/wiki/Software" text:style-name="Internet_20_link" text:visited-style-name="Visited_20_Internet_20_Link">software</text:a>), and <text:a xlink:type="simple" xlink:href="https://en.wikipedia.org/wiki/Peripheral" text:style-name="Internet_20_link" text:visited-style-name="Visited_20_Internet_20_Link">peripheral</text:a> equipment needed and used for full operation. This term may also refer to a group of computers that are linked and function together, such as a <text:a xlink:type="simple" xlink:href="https://en.wikipedia.org/wiki/Computer_network" text:style-name="Internet_20_link" text:visited-style-name="Visited_20_Internet_20_Link">computer network</text:a> or <text:a xlink:type="simple" xlink:href="https://en.wikipedia.org/wiki/Computer_cluster" text:style-name="Internet_20_link" text:visited-style-name="Visited_20_Internet_20_Link">computer cluster</text:a>. </text:p>
      <text:p text:style-name="Text_20_body">A broad range of <text:a xlink:type="simple" xlink:href="https://en.wikipedia.org/wiki/Programmable_logic_controller" text:style-name="Internet_20_link" text:visited-style-name="Visited_20_Internet_20_Link">industrial</text:a> and <text:a xlink:type="simple" xlink:href="https://en.wikipedia.org/wiki/Consumer_electronics" text:style-name="Internet_20_link" text:visited-style-name="Visited_20_Internet_20_Link">consumer products</text:a> use computers as <text:a xlink:type="simple" xlink:href="https://en.wikipedia.org/wiki/Control_system" text:style-name="Internet_20_link" text:visited-style-name="Visited_20_Internet_20_Link">control systems</text:a>. Simple special-purpose devices like <text:a xlink:type="simple" xlink:href="https://en.wikipedia.org/wiki/Microwave_oven" text:style-name="Internet_20_link" text:visited-style-name="Visited_20_Internet_20_Link">microwave ovens</text:a> and <text:a xlink:type="simple" xlink:href="https://en.wikipedia.org/wiki/Remote_control" text:style-name="Internet_20_link" text:visited-style-name="Visited_20_Internet_20_Link">remote controls</text:a> are included, as are factory devices like <text:a xlink:type="simple" xlink:href="https://en.wikipedia.org/wiki/Industrial_robot" text:style-name="Internet_20_link" text:visited-style-name="Visited_20_Internet_20_Link">industrial robots</text:a> and <text:a xlink:type="simple" xlink:href="https://en.wikipedia.org/wiki/Computer-aided_design" text:style-name="Internet_20_link" text:visited-style-name="Visited_20_Internet_20_Link">computer-aided design</text:a>, as well as general-purpose devices like <text:a xlink:type="simple" xlink:href="https://en.wikipedia.org/wiki/Personal_computer" text:style-name="Internet_20_link" text:visited-style-name="Visited_20_Internet_20_Link">personal computers</text:a> and <text:a xlink:type="simple" xlink:href="https://en.wikipedia.org/wiki/Mobile_device" text:style-name="Internet_20_link" text:visited-style-name="Visited_20_Internet_20_Link">mobile devices</text:a> like <text:a xlink:type="simple" xlink:href="https://en.wikipedia.org/wiki/Smartphone" text:style-name="Internet_20_link" text:visited-style-name="Visited_20_Internet_20_Link">smartphones</text:a>. Computers power the <text:a xlink:type="simple" xlink:href="https://en.wikipedia.org/wiki/Internet" text:style-name="Internet_20_link" text:visited-style-name="Visited_20_Internet_20_Link">Internet</text:a>, which links billions of other computers and users. </text:p>
      <text:p text:style-name="Text_20_body">Early computers were meant to be used only for calculations. Simple manual instruments like the <text:a xlink:type="simple" xlink:href="https://en.wikipedia.org/wiki/Abacus" text:style-name="Internet_20_link" text:visited-style-name="Visited_20_Internet_20_Link">abacus</text:a> have aided people in doing calculations since ancient times. Early in the <text:a xlink:type="simple" xlink:href="https://en.wikipedia.org/wiki/Industrial_Revolution" text:style-name="Internet_20_link" text:visited-style-name="Visited_20_Internet_20_Link">Industrial Revolution</text:a>, some mechanical devices were built to automate long, tedious tasks, such as guiding patterns for <text:a xlink:type="simple" xlink:href="https://en.wikipedia.org/wiki/Loom" text:style-name="Internet_20_link" text:visited-style-name="Visited_20_Internet_20_Link">looms</text:a>. More sophisticated electrical machines did specialized <text:a xlink:type="simple" xlink:href="https://en.wikipedia.org/wiki/Analogue_electronics" text:style-name="Internet_20_link" text:visited-style-name="Visited_20_Internet_20_Link">analog</text:a> calculations in the early 20th century. The first <text:a xlink:type="simple" xlink:href="https://en.wikipedia.org/wiki/Digital_data" text:style-name="Internet_20_link" text:visited-style-name="Visited_20_Internet_20_Link">digital</text:a> electronic calculating machines were developed during <text:a xlink:type="simple" xlink:href="https://en.wikipedia.org/wiki/World_War_II" text:style-name="Internet_20_link" text:visited-style-name="Visited_20_Internet_20_Link">World War II</text:a>. The first <text:a xlink:type="simple" xlink:href="https://en.wikipedia.org/wiki/Semiconductor" text:style-name="Internet_20_link" text:visited-style-name="Visited_20_Internet_20_Link">semiconductor</text:a> <text:a xlink:type="simple" xlink:href="https://en.wikipedia.org/wiki/Transistor" text:style-name="Internet_20_link" text:visited-style-name="Visited_20_Internet_20_Link">transistors</text:a> in the late 1940s were followed by the <text:a xlink:type="simple" xlink:href="https://en.wikipedia.org/wiki/Silicon" text:style-name="Internet_20_link" text:visited-style-name="Visited_20_Internet_20_Link">silicon</text:a>-based <text:a xlink:type="simple" xlink:href="https://en.wikipedia.org/wiki/MOSFET" text:style-name="Internet_20_link" text:visited-style-name="Visited_20_Internet_20_Link">MOSFET</text:a> (MOS transistor) and <text:a xlink:type="simple" xlink:href="https://en.wikipedia.org/wiki/Monolithic_integrated_circuit" text:style-name="Internet_20_link" text:visited-style-name="Visited_20_Internet_20_Link">monolithic integrated circuit</text:a> chip technologies in the late 1950s, leading to the <text:a xlink:type="simple" xlink:href="https://en.wikipedia.org/wiki/Microprocessor" text:style-name="Internet_20_link" text:visited-style-name="Visited_20_Internet_20_Link">microprocessor</text:a> and the <text:a xlink:type="simple" xlink:href="https://en.wikipedia.org/wiki/Microcomputer_revolution" text:style-name="Internet_20_link" text:visited-style-name="Visited_20_Internet_20_Link">microcomputer revolution</text:a> in the 1970s. The speed, power and versatility of computers have been increasing dramatically ever since then, with <text:a xlink:type="simple" xlink:href="https://en.wikipedia.org/wiki/Transistor_count" text:style-name="Internet_20_link" text:visited-style-name="Visited_20_Internet_20_Link">transistor counts</text:a> increasing at a rapid pace (as predicted by <text:a xlink:type="simple" xlink:href="https://en.wikipedia.org/wiki/Moore%27s_law" text:style-name="Internet_20_link" text:visited-style-name="Visited_20_Internet_20_Link">Moore's law</text:a>), leading to the <text:a xlink:type="simple" xlink:href="https://en.wikipedia.org/wiki/Digital_Revolution" text:style-name="Internet_20_link" text:visited-style-name="Visited_20_Internet_20_Link">Digital Revolution</text:a> during the late 20th to early 21st centuries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9:50:41.800470190</meta:creation-date>
    <dc:date>2023-12-05T19:56:28.948798389</dc:date>
    <meta:editing-duration>PT5M48S</meta:editing-duration>
    <meta:editing-cycles>1</meta:editing-cycles>
    <meta:document-statistic meta:table-count="0" meta:image-count="0" meta:object-count="0" meta:page-count="1" meta:paragraph-count="4" meta:word-count="303" meta:character-count="2056" meta:non-whitespace-character-count="1754"/>
    <meta:generator>LibreOffice/7.3.7.2$Linux_X86_64 LibreOffice_project/30$Build-2</meta:generator>
  </office:meta>
</office:document-meta>
</file>